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Nimbus Roman No9 L" svg:font-family="'Nimbus Roman No9 L'"/>
    <style:font-face style:name="Luxi Sans3" svg:font-family="'Luxi Sans'" style:font-family-generic="script"/>
    <style:font-face style:name="Luxi Sans2" svg:font-family="'Luxi Sans'" style:font-family-generic="swiss"/>
    <style:font-face style:name="Luxi Sans4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8118in"/>
    </style:style>
    <style:style style:name="co3" style:family="table-column">
      <style:table-column-properties fo:break-before="auto" style:column-width="0.2953in"/>
    </style:style>
    <style:style style:name="co4" style:family="table-column">
      <style:table-column-properties fo:break-before="auto" style:column-width="3.7874in"/>
    </style:style>
    <style:style style:name="co5" style:family="table-column">
      <style:table-column-properties fo:break-before="auto" style:column-width="2.7028in"/>
    </style:style>
    <style:style style:name="co6" style:family="table-column">
      <style:table-column-properties fo:break-before="auto" style:column-width="1.1953in"/>
    </style:style>
    <style:style style:name="co7" style:family="table-column">
      <style:table-column-properties fo:break-before="auto" style:column-width="2.0736in"/>
    </style:style>
    <style:style style:name="co8" style:family="table-column">
      <style:table-column-properties fo:break-before="auto" style:column-width="1.9327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1.0756in"/>
    </style:style>
    <style:style style:name="co11" style:family="table-column">
      <style:table-column-properties fo:break-before="auto" style:column-width="2.5409in"/>
    </style:style>
    <style:style style:name="co12" style:family="table-column">
      <style:table-column-properties fo:break-before="auto" style:column-width="5.55in"/>
    </style:style>
    <style:style style:name="co13" style:family="table-column">
      <style:table-column-properties fo:break-before="auto" style:column-width="2.8339in"/>
    </style:style>
    <style:style style:name="co14" style:family="table-column">
      <style:table-column-properties fo:break-before="auto" style:column-width="3.2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#</text:p>
          </table:table-cell>
          <table:table-cell table:style-name="ce1" office:value-type="string">
            <text:p>Expected Return Code</text:p>
          </table:table-cell>
          <table:table-cell table:style-name="ce1"/>
          <table:table-cell table:style-name="ce1" office:value-type="string">
            <text:p>Actual Return Code 12/10/2004</text:p>
          </table:table-cell>
          <table:table-cell table:style-name="ce1" office:value-type="string">
            <text:p>Failure Status</text:p>
          </table:table-cell>
          <table:table-cell table:style-name="ce1" office:value-type="string">
            <text:p>Failure Status 2/24/2005 PPC</text:p>
          </table:table-cell>
          <table:table-cell table:style-name="ce1" office:value-type="string">
            <text:p>Failure Status 4/6/200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ntext</text:p>
          </table:table-cell>
          <table:table-cell table:style-name="ce2" office:value-type="string">
            <text:p>Tspi_Context_Clos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lose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/>
          <table:table-cell table:style-name="ce2" office:value-type="string">
            <text:p>Tspi_Context_Conn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reat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reate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OBJECT_INIT_FLAG</text:p>
          </table:table-cell>
          <table:table-cell/>
          <table:table-cell office:value-type="string">
            <text:p>TSS_E_INVALID_OBJECT_INIT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TSS_E_INVALID_OBJECT_INIT_FLAG</text:p>
          </table:table-cell>
          <table:table-cell table:style-name="ce2"/>
          <table:table-cell table:style-name="ce2" office:value-type="string">
            <text:p>TSS_E_INVALID_OBJECT_INIT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SS_E_INVALID_OBJECT_TYPE</text:p>
          </table:table-cell>
          <table:table-cell table:style-name="ce2"/>
          <table:table-cell table:style-name="ce2" office:value-type="string">
            <text:p>TSS_E_INVALID_OBJECT_TYP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FreeMemory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Capabilit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Context_GetDefaultPolicy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<text:s/></text:p>
          </table:table-cell>
          <table:table-cell table:style-name="ce4" office:value-type="string">
            <text:p>Tspi_Context_GetKeyByPublicInf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Key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RegisteredKeys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Tpm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LoadKeyByBlob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LoadKey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TSS_E_PS_KEY_NOTFOUND</text:p>
          </table:table-cell>
          <table:table-cell table:style-name="ce3"/>
          <table:table-cell table:style-name="ce3" office:value-type="string">
            <text:p>TSS_E_PS_KEY_NOTFOUND</text:p>
          </table:table-cell>
          <table:table-cell table:style-name="ce3" table:number-columns-repeated="250"/>
        </table:table-row>
        <table:table-row table:style-name="ro2">
          <table:table-cell table:style-name="ce3"/>
          <table:table-cell table:style-name="ce3" office:value-type="string">
            <text:p>Tspi_Context_Register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CS_E_KEY_ALREADY_REGISTERED/TSS_SUCCESS</text:p>
          </table:table-cell>
          <table:table-cell table:style-name="ce3"/>
          <table:table-cell table:style-name="ce3" office:value-type="string">
            <text:p>TCS_E_KEY_ALREADY_REGISTERED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TSS_E_PS_KEY_NOTFOUND</text:p>
          </table:table-cell>
          <table:table-cell table:style-name="ce3"/>
          <table:table-cell table:style-name="ce3" office:value-type="string">
            <text:p>TSS_E_PS_KEY_NOTFOUND</text:p>
          </table:table-cell>
          <table:table-cell table:style-name="ce3" table:number-columns-repeated="250"/>
        </table:table-row>
        <table:table-row table:style-name="ro1">
          <table:table-cell/>
          <table:table-cell table:style-name="ce2" office:value-type="string">
            <text:p>Tspi_Context_UnregisterKe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TSS_E_PS_KEY_NOTFOUND</text:p>
          </table:table-cell>
          <table:table-cell table:style-name="ce5"/>
          <table:table-cell table:style-name="ce5" office:value-type="string">
            <text:p>TSS_SUCCESS</text:p>
          </table:table-cell>
          <table:table-cell table:style-name="ce5" office:value-type="string">
            <text:p>F</text:p>
          </table:table-cell>
          <table:table-cell table:style-name="ce5" table:number-columns-repeated="24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data</text:p>
          </table:table-cell>
          <table:table-cell office:value-type="string">
            <text:p>Tspi_Data_Bin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6"/>
          <table:table-cell table:style-name="ce6" office:value-type="string">
            <text:p>Tspi_Data_Sea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CPA_FAIL</text:p>
          </table:table-cell>
          <table:table-cell table:style-name="ce6" office:value-type="string">
            <text:p>TCPA_INVALID_PCR_INFO</text:p>
          </table:table-cell>
          <table:table-cell table:style-name="ce6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Data_Unbin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Data_Unseal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hash</text:p>
          </table:table-cell>
          <table:table-cell office:value-type="string">
            <text:p>Tspi_Hash_Get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Set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Sign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Hash_Update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VerifySignatur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policy</text:p>
          </table:table-cell>
          <table:table-cell table:style-name="ce2" office:value-type="string">
            <text:p>Tspi_Policy_AssignToObject</text:p>
          </table:table-cell>
          <table:table-cell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olicy_FlushSecret</text:p>
          </table:table-cell>
          <table:table-cell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7"/>
          <table:table-cell table:style-name="ce7" office:value-type="string">
            <text:p>Tspi_Policy_SetSecre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string">
            <text:p>TSS_E_INVALID_HANDLE</text:p>
          </table:table-cell>
          <table:table-cell table:style-name="ce7"/>
          <table:table-cell table:style-name="ce7" office:value-type="string">
            <text:p>TSS_E_INVALID_HANDLE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string">
            <text:p>TSS_E_BAD_PARAMETER</text:p>
          </table:table-cell>
          <table:table-cell table:style-name="ce7"/>
          <table:table-cell table:style-name="ce7" office:value-type="string">
            <text:p>TSS_E_BAD_PARAMETER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office:value-type="string">
            <text:p>TSS_E_INVALID_HANDLE</text:p>
          </table:table-cell>
          <table:table-cell table:style-name="ce7"/>
          <table:table-cell table:style-name="ce7" office:value-type="string">
            <text:p>TSS_E_INVALID_HANDLE</text:p>
          </table:table-cell>
          <table:table-cell table:style-name="ce7" table:number-columns-repeated="250"/>
        </table:table-row>
        <table:table-row table:style-name="ro1">
          <table:table-cell table:style-name="ce4" office:value-type="string">
            <text:p>key</text:p>
          </table:table-cell>
          <table:table-cell table:style-name="ce4" office:value-type="string">
            <text:p>Tspi_Key_CertifyKe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TSS_E_INVALID_HANDLE</text:p>
          </table:table-cell>
          <table:table-cell table:style-name="ce8"/>
          <table:table-cell table:style-name="ce8" office:value-type="string">
            <text:p>TSS_E_NOTIMPL</text:p>
          </table:table-cell>
          <table:table-cell table:number-columns-repeated="3" table:style-name="ce8" office:value-type="string">
            <text:p>NI</text:p>
          </table:table-cell>
          <table:table-cell table:style-name="ce8" table:number-columns-repeated="247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11" office:value-type="string">
            <text:p>TSS_E_BAD_PARAMETER</text:p>
          </table:table-cell>
          <table:table-cell table:style-name="ce11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style-name="ce4"/>
          <table:table-cell table:style-name="ce4" office:value-type="string">
            <text:p>Tspi_Key_ConvertMigrationBlob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/>
          <table:table-cell table:style-name="ce2" office:value-type="string">
            <text:p>Tspi_Key_CreateKe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Key_CreateMigrationBlo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office:value-type="string">
            <text:p><text:s/>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TSS_E_INVALID_HANDLE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TSS_E_INVALID_HANDLE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9" office:value-type="string">
            <text:p><text:s/>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string">
            <text:p>TSS_E_BAD_PARAMETER</text:p>
          </table:table-cell>
          <table:table-cell table:style-name="ce9"/>
          <table:table-cell table:style-name="ce9" office:value-type="string">
            <text:p>TCPA_AUTHFAIL</text:p>
          </table:table-cell>
          <table:table-cell table:style-name="ce9" office:value-type="string">
            <text:p>F</text:p>
          </table:table-cell>
          <table:table-cell table:style-name="ce9" table:number-columns-repeated="249"/>
        </table:table-row>
        <table:table-row table:style-name="ro1">
          <table:table-cell table:style-name="ce4" office:value-type="string">
            <text:p><text:s/>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3"/>
          <table:table-cell table:style-name="ce3" office:value-type="string">
            <text:p>Tspi_Key_GetPub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Key_LoadKey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Key_UnloadKe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Key_Wrap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office:value-type="string">
            <text:p>pcrcomposite</text:p>
          </table:table-cell>
          <table:table-cell table:style-name="ce2" office:value-type="string">
            <text:p>Tspi_PcrComposite_GetPcrValue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crComposite_SelectPcrIndex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crComposite_SetPcrValue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tpm</text:p>
          </table:table-cell>
          <table:table-cell table:style-name="ce4" office:value-type="string">
            <text:p>Tspi_TPM_AuthorizeMigrationTi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CertifySelfTest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CheckMaintenancePubKey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10"/>
          <table:table-cell table:style-name="ce10" office:value-type="string">
            <text:p>Tspi_TPM_ClearOwn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SS_SUCCESS</text:p>
          </table:table-cell>
          <table:table-cell table:style-name="ce10"/>
          <table:table-cell table:style-name="ce10"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string">
            <text:p>TSS_SUCCESS</text:p>
          </table:table-cell>
          <table:table-cell table:style-name="ce10"/>
          <table:table-cell table:style-name="ce10"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8"/>
          <table:table-cell table:style-name="ce8" office:value-type="string">
            <text:p>Tspi_TPM_CreateEndorsementKe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3">
            <text:p>3</text:p>
          </table:table-cell>
          <table:table-cell table:style-name="ce8" office:value-type="string">
            <text:p>TSS_E_BAD_PARAMETER</text:p>
          </table:table-cell>
          <table:table-cell table:style-name="ce8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8"/>
          <table:table-cell table:style-name="ce8" office:value-type="string">
            <text:p>Tspi_TPM_CreateMaintenanceArchiv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TPM_DirRea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DirWrit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GetCapability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Log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10" office:value-type="string">
            <text:p>TSS_E_INVALID_HANDLE</text:p>
          </table:table-cell>
          <table:table-cell table:style-name="ce10"/>
          <table:table-cell table:style-name="ce10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6"/>
          <table:table-cell table:style-name="ce6" office:value-type="string">
            <text:p>Tspi_TPM_GetPubEndorsementKe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DISABLED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GetRandom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6"/>
          <table:table-cell table:style-name="ce6" office:value-type="string">
            <text:p>Tspi_TPM_GetStatu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CPA_BAD_ORDINAL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TSS_E_BAD_PARAMETER</text:p>
          </table:table-cell>
          <table:table-cell table:style-name="ce6"/>
          <table:table-cell table:style-name="ce6" office:value-type="string">
            <text:p>TSS_E_BAD_PARAMETER</text:p>
          </table:table-cell>
          <table:table-cell table:style-name="ce6"/>
          <table:table-cell table:style-name="ce6" office:value-type="string">
            <text:p>TCPA_BAD_ORDINAL</text:p>
          </table:table-cell>
          <table:table-cell table:style-name="ce6" table:number-columns-repeated="248"/>
        </table:table-row>
        <table:table-row table:style-name="ro1">
          <table:table-cell table:style-name="ce4"/>
          <table:table-cell table:style-name="ce4" office:value-type="string">
            <text:p>Tspi_TPM_GetTestResul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KillMaintenanceFeatur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/>
          <table:table-cell table:style-name="ce8" office:value-type="string">
            <text:p>Tspi_TPM_LoadMaintenancePubKe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3"/>
          <table:table-cell table:style-name="ce3" office:value-type="string">
            <text:p>Tspi_TPM_PcrExten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/>
          <table:table-cell table:style-name="ce8" office:value-type="string">
            <text:p>seg fault</text:p>
          </table:table-cell>
          <table:table-cell table:style-name="ce3" table:number-columns-repeated="248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TPM_PcrRea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>
            <text:p><text:s/>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0" office:value-type="string">
            <text:p>TSS_E_INVALID_HANDLE</text:p>
          </table:table-cell>
          <table:table-cell table:style-name="ce10"/>
          <table:table-cell table:style-name="ce10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string">
            <text:p>TSS_E_BAD_PARAMETER</text:p>
          </table:table-cell>
          <table:table-cell table:style-name="ce7"/>
          <table:table-cell table:style-name="ce7" office:value-type="string">
            <text:p>TSS_E_BAD_PARAMETER</text:p>
          </table:table-cell>
          <table:table-cell table:style-name="ce7" table:number-columns-repeated="250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TPM_Quot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TPM_SelfTestFu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SetStatu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2" office:value-type="string">
            <text:p>TSS_E_BAD_PARAMETER</text:p>
          </table:table-cell>
          <table:table-cell table:style-name="ce2"/>
          <table:table-cell table:style-name="ce2"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/>
          <table:table-cell table:style-name="ce2" office:value-type="string">
            <text:p>Tspi_TPM_StirRandom</text:p>
          </table:table-cell>
          <table:table-cell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2" office:value-type="string">
            <text:p>TSS_E_BAD_PARAMETER</text:p>
          </table:table-cell>
          <table:table-cell table:style-name="ce2"/>
          <table:table-cell table:style-name="ce2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TakeOwnership</text:p>
          </table:table-cell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tspi</text:p>
          </table:table-cell>
          <table:table-cell table:style-name="ce9" office:value-type="string">
            <text:p>Tspi_ChangeAut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SS_SUCCESS</text:p>
          </table:table-cell>
          <table:table-cell table:style-name="ce9"/>
          <table:table-cell table:style-name="ce9" office:value-type="string">
            <text:p>TCPA_AUTHFAIL</text:p>
          </table:table-cell>
          <table:table-cell table:style-name="ce9" office:value-type="string">
            <text:p>F</text:p>
          </table:table-cell>
          <table:table-cell table:style-name="ce9" office:value-type="string">
            <text:p>UNKNOWN</text:p>
          </table:table-cell>
          <table:table-cell table:style-name="ce9"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ChangeAuthAsy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GetAttribData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ATTRIB_SUBFLAG</text:p>
          </table:table-cell>
          <table:table-cell/>
          <table:table-cell office:value-type="string">
            <text:p>TSS_E_INVALID_ATTRIB_SUB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SS_E_INVALID_ATTRIB_FLAG</text:p>
          </table:table-cell>
          <table:table-cell table:style-name="ce2"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INVALID ATTRIB DATA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string">
            <text:p>TSS_SUCCESS</text:p>
          </table:table-cell>
          <table:table-cell table:style-name="ce9"/>
          <table:table-cell table:style-name="ce9" office:value-type="string">
            <text:p>Seg fault</text:p>
          </table:table-cell>
          <table:table-cell table:style-name="ce9" office:value-type="string">
            <text:p>SF Bug 1082430</text:p>
          </table:table-cell>
          <table:table-cell table:style-name="ce9" table:number-columns-repeated="24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16">
            <text:p>16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Tspi_GetAttribUint32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3">
            <text:p>3</text:p>
          </table:table-cell>
          <table:table-cell table:style-name="ce10" office:value-type="string">
            <text:p>TSS_E_INVALID_ATTRIB_SUBFLAG</text:p>
          </table:table-cell>
          <table:table-cell table:style-name="ce10"/>
          <table:table-cell table:style-name="ce10" office:value-type="string">
            <text:p>TSS_E_INVALID_ATTRIB_SUBFLAG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4">
            <text:p>4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10" table:number-columns-repeated="250"/>
        </table:table-row>
        <table:table-row table:style-name="ro1">
          <table:table-cell table:style-name="ce10"/>
          <table:table-cell table:style-name="ce10" office:value-type="string">
            <text:p>Tspi_GetPolicyObject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10" table:number-columns-repeated="250"/>
        </table:table-row>
        <table:table-row table:style-name="ro1">
          <table:table-cell/>
          <table:table-cell table:style-name="ce2" office:value-type="string">
            <text:p>Tspi_SetAttribData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SS_E_INVALID_ATTRIB_FLAG</text:p>
          </table:table-cell>
          <table:table-cell/>
          <table:table-cell table:style-name="ce2"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 office:value-type="string">
            <text:p>TSS_E_INVALID_ATTRIB_SUBFLAG</text:p>
          </table:table-cell>
          <table:table-cell table:style-name="ce7"/>
          <table:table-cell table:style-name="ce7" office:value-type="string">
            <text:p>TSS_E_INVALID_ATTRIB_SUBFLAG</text:p>
          </table:table-cell>
          <table:table-cell table:style-name="ce7" table:number-columns-repeated="250"/>
        </table:table-row>
        <table:table-row table:style-name="ro1">
          <table:table-cell/>
          <table:table-cell table:style-name="ce2" office:value-type="string">
            <text:p>Tspi_SetAttribUint32</text:p>
          </table:table-cell>
          <table:table-cell table:style-name="ce7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5">
            <text:p>5</text:p>
          </table:table-cell>
          <table:table-cell office:value-type="string">
            <text:p>TSS_E_INVALID_ATTRIB_DATA</text:p>
          </table:table-cell>
          <table:table-cell/>
          <table:table-cell office:value-type="string">
            <text:p>TSS_E_INVALID_ATTRIB_DATA</text:p>
          </table:table-cell>
          <table:table-cell table:number-columns-repeated="250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3"/>
        <table:table-column table:style-name="co10" table:default-cell-style-name="ce13"/>
        <table:table-column table:style-name="co10" table:default-cell-style-name="Default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9" table:number-columns-repeated="249" table:default-cell-style-name="Default"/>
        <table:table-row table:style-name="ro3">
          <table:table-cell table:style-name="ce12" office:value-type="string">
            <text:p>API</text:p>
          </table:table-cell>
          <table:table-cell table:style-name="ce1" office:value-type="string">
            <text:p>Update Status</text:p>
          </table:table-cell>
          <table:table-cell table:style-name="ce1" office:value-type="string">
            <text:p>1.2 Status</text:p>
          </table:table-cell>
          <table:table-cell table:number-columns-repeated="2" table:style-name="ce14" office:value-type="string">
            <text:p>Notes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Tspi_ChangeAuth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ChangeAuthAsym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Close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Close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Context_CloseSignTransport</text:p>
          </table:table-cell>
          <table:table-cell/>
          <table:table-cell office:value-type="string">
            <text:p>NEW</text:p>
          </table:table-cell>
          <table:table-cell office:value-type="string">
            <text:p>p. 204</text:p>
          </table:table-cell>
          <table:table-cell table:number-columns-repeated="252"/>
        </table:table-row>
        <table:table-row table:style-name="ro1">
          <table:table-cell table:style-name="ce10" office:value-type="string">
            <text:p>Tspi_Context_Conn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Create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Create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FreeMemory</text:p>
          </table:table-cell>
          <table:table-cell table:style-name="ce10"/>
          <table:table-cell office:value-type="string">
            <text:p>NRC</text:p>
          </table:table-cell>
          <table:table-cell office:value-type="string">
            <text:p>TSS_E_INVALID_RESOURCE</text:p>
          </table:table-cell>
          <table:table-cell office:value-type="string">
            <text:p>Tspi_Contest_FreeMemory03 created</text:p>
          </table:table-cell>
          <table:table-cell table:number-columns-repeated="251"/>
        </table:table-row>
        <table:table-row table:style-name="ro5">
          <table:table-cell table:style-name="ce10" office:value-type="string">
            <text:p>Tspi_Context_GetCapability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office:value-type="string">
            <text:p>Need to check if new capabilities should be checked</text:p>
          </table:table-cell>
          <table:table-cell office:value-type="string">
            <text:p>TSS_TCSCAP_PLATFORM_CLASS, TSS_TCSCAP_ALG/TSS_ALG_DEFAULT, TSS_TCSCAP_ALG/TSS_ALG_DEFAULT_SIZE, TSS_TCSCAP_MANUFACTURER/TSS_TCSCAP_PROP_MANUFACTURER_ID, TSS_TCSCAP_MANUFACTURER/TSS_TCSCAP_PROP_MANUFACTURER_ST, TSS_TSPCAP_MANUFACTURER/TSS_TSPCAP_PROP_MANUFACTURER_ID, TSS_TSPCAP_RETURNVALUE_INFO/TSS_TSPCAP_PROP_RETURNVALUE_INFO, TSS_TSPCAP_MANUFACTURER/TSS_TSPCAP_PROP_MANUFACTURER_STR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Tspi_Context_GetDefaultPolicy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Context_GetKeyByPublicInfo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GetKey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GetRegisteredKeys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GetRegisteredKeysBYUUID2</text:p>
          </table:table-cell>
          <table:table-cell table:style-name="ce10"/>
          <table:table-cell office:value-type="string">
            <text:p>NEW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GetTPM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LoadKeyByBlob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Context_LoadKey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Context_RegisterKey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Context_SetTransEncryptionKey</text:p>
          </table:table-cell>
          <table:table-cell/>
          <table:table-cell office:value-type="string">
            <text:p>NEW</text:p>
          </table:table-cell>
          <table:table-cell office:value-type="string">
            <text:p>p. 203</text:p>
          </table:table-cell>
          <table:table-cell table:number-columns-repeated="252"/>
        </table:table-row>
        <table:table-row table:style-name="ro1">
          <table:table-cell table:style-name="ce10" office:value-type="string">
            <text:p>Tspi_Context_UnregisterKey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ata_Bind</text:p>
          </table:table-cell>
          <table:table-cell/>
          <table:table-cell office:value-type="string">
            <text:p>UNCH</text:p>
          </table:table-cell>
          <table:table-cell office:value-type="string">
            <text:p>New notes on p. 364</text:p>
          </table:table-cell>
          <table:table-cell office:value-type="string">
            <text:p>Maybe add a new testcase testing maximum data input size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Data_Seal</text:p>
          </table:table-cell>
          <table:table-cell table:style-name="ce10"/>
          <table:table-cell office:value-type="string">
            <text:p>UNCH</text:p>
          </table:table-cell>
          <table:table-cell office:value-type="string">
            <text:p>New notes on p. 300</text:p>
          </table:table-cell>
          <table:table-cell office:value-type="string">
            <text:p>Maybe add a new testcase testing maximum data input size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Data_SealX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301</text:p>
          </table:table-cell>
          <table:table-cell table:number-columns-repeated="252"/>
        </table:table-row>
        <table:table-row table:style-name="ro4">
          <table:table-cell office:value-type="string">
            <text:p>Tspi_Data_Unbind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ata_Unseal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ecodeBER_TssBlob</text:p>
          </table:table-cell>
          <table:table-cell/>
          <table:table-cell office:value-type="string">
            <text:p>NEW</text:p>
          </table:table-cell>
          <table:table-cell office:value-type="string">
            <text:p>p. 155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EncodeDER_TssBlob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153</text:p>
          </table:table-cell>
          <table:table-cell table:number-columns-repeated="252"/>
        </table:table-row>
        <table:table-row table:style-name="ro1">
          <table:table-cell table:style-name="ce10" office:value-type="string">
            <text:p>Tspi_GetAttribData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GetAttribUint32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GetPolicyObjec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GetHashValue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SetHashValue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Sign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TickStampBlob</text:p>
          </table:table-cell>
          <table:table-cell/>
          <table:table-cell office:value-type="string">
            <text:p>NEW</text:p>
          </table:table-cell>
          <table:table-cell office:value-type="string">
            <text:p>p. 374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Hash_UpdateHashValue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VerifySignature</text:p>
          </table:table-cell>
          <table:table-cell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Key_CertifyKey</text:p>
          </table:table-cell>
          <table:table-cell table:style-name="ce3"/>
          <table:table-cell office:value-type="string">
            <text:p>UNCH</text:p>
          </table:table-cell>
          <table:table-cell office:value-type="string">
            <text:p>Some changes to pValicationData</text:p>
          </table:table-cell>
          <table:table-cell table:number-columns-repeated="252"/>
        </table:table-row>
        <table:table-row table:style-name="ro4">
          <table:table-cell office:value-type="string">
            <text:p>Tspi_Key_CMKConvertMigration</text:p>
          </table:table-cell>
          <table:table-cell/>
          <table:table-cell office:value-type="string">
            <text:p>NEW</text:p>
          </table:table-cell>
          <table:table-cell office:value-type="string">
            <text:p>p. 349</text:p>
          </table:table-cell>
          <table:table-cell table:number-columns-repeated="252"/>
        </table:table-row>
        <table:table-row table:style-name="ro4">
          <table:table-cell office:value-type="string">
            <text:p>Tspi_Key_CMKCreateBlob</text:p>
          </table:table-cell>
          <table:table-cell/>
          <table:table-cell office:value-type="string">
            <text:p>NEW</text:p>
          </table:table-cell>
          <table:table-cell office:value-type="string">
            <text:p>p. 347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Key_ConvertMigrationBlob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Key_CreateKey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Key_CreateMigrationBlob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Key_GetPubKey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Key_LoadKey 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Key_MigrateKey</text:p>
          </table:table-cell>
          <table:table-cell/>
          <table:table-cell office:value-type="string">
            <text:p>NEW</text:p>
          </table:table-cell>
          <table:table-cell office:value-type="string">
            <text:p>p. 346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Key_UnloadKey</text:p>
          </table:table-cell>
          <table:table-cell table:style-name="ce3"/>
          <table:table-cell office:value-type="string">
            <text:p>NRC</text:p>
          </table:table-cell>
          <table:table-cell office:value-type="string">
            <text:p>p. 319</text:p>
          </table:table-cell>
          <table:table-cell office:value-type="string">
            <text:p>TPM_KEY_OWNER_CONTROL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Tspi_Key_WrapKey</text:p>
          </table:table-cell>
          <table:table-cell table:style-name="ce3"/>
          <table:table-cell office:value-type="string">
            <text:p>UNCH</text:p>
          </table:table-cell>
          <table:table-cell office:value-type="string">
            <text:p>Some new limitations on interactions between hKey and hPcrComposite</text:p>
          </table:table-cell>
          <table:table-cell office:value-type="string">
            <text:p>p. 325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NV_DefineSpace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81</text:p>
          </table:table-cell>
          <table:table-cell table:number-columns-repeated="252"/>
        </table:table-row>
        <table:table-row table:style-name="ro4">
          <table:table-cell office:value-type="string">
            <text:p>Tspi_NV_ReadValue</text:p>
          </table:table-cell>
          <table:table-cell/>
          <table:table-cell office:value-type="string">
            <text:p>NEW</text:p>
          </table:table-cell>
          <table:table-cell office:value-type="string">
            <text:p>p. 386</text:p>
          </table:table-cell>
          <table:table-cell table:number-columns-repeated="252"/>
        </table:table-row>
        <table:table-row table:style-name="ro4">
          <table:table-cell office:value-type="string">
            <text:p>Tspi_NV_ReleaseSpace</text:p>
          </table:table-cell>
          <table:table-cell/>
          <table:table-cell office:value-type="string">
            <text:p>NEW</text:p>
          </table:table-cell>
          <table:table-cell office:value-type="string">
            <text:p>p. 383</text:p>
          </table:table-cell>
          <table:table-cell table:number-columns-repeated="252"/>
        </table:table-row>
        <table:table-row table:style-name="ro4">
          <table:table-cell office:value-type="string">
            <text:p>Tspi_NV_WriteValue</text:p>
          </table:table-cell>
          <table:table-cell/>
          <table:table-cell office:value-type="string">
            <text:p>NEW</text:p>
          </table:table-cell>
          <table:table-cell office:value-type="string">
            <text:p>p. 384</text:p>
          </table:table-cell>
          <table:table-cell table:number-columns-repeated="252"/>
        </table:table-row>
        <table:table-row table:style-name="ro4">
          <table:table-cell office:value-type="string">
            <text:p>Tspi_PcrComposite_GetCompositeHash</text:p>
          </table:table-cell>
          <table:table-cell/>
          <table:table-cell office:value-type="string">
            <text:p>NEW</text:p>
          </table:table-cell>
          <table:table-cell office:value-type="string">
            <text:p>p. 307</text:p>
          </table:table-cell>
          <table:table-cell table:number-columns-repeated="252"/>
        </table:table-row>
        <table:table-row table:style-name="ro4">
          <table:table-cell office:value-type="string">
            <text:p>Tspi_PcrComposite_GetPcrLocality</text:p>
          </table:table-cell>
          <table:table-cell/>
          <table:table-cell office:value-type="string">
            <text:p>NEW</text:p>
          </table:table-cell>
          <table:table-cell office:value-type="string">
            <text:p>p. 306</text:p>
          </table:table-cell>
          <table:table-cell table:number-columns-repeated="252"/>
        </table:table-row>
        <table:table-row table:style-name="ro1">
          <table:table-cell table:style-name="ce10" office:value-type="string">
            <text:p>Tspi_PcrComposite_GetPcrValu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PcrComposite_SelectPcrIndex</text:p>
          </table:table-cell>
          <table:table-cell table:style-name="ce10"/>
          <table:table-cell office:value-type="string">
            <text:p>NRC</text:p>
          </table:table-cell>
          <table:table-cell office:value-type="string">
            <text:p>TSS_E_INVALID_OBJ_ACCESS</text:p>
          </table:table-cell>
          <table:table-cell office:value-type="string">
            <text:p>See note p. 293</text:p>
          </table:table-cell>
          <table:table-cell table:number-columns-repeated="251"/>
        </table:table-row>
        <table:table-row table:style-name="ro4">
          <table:table-cell office:value-type="string">
            <text:p>Tspi_PcrComposite_SelectPcrIndexEx</text:p>
          </table:table-cell>
          <table:table-cell/>
          <table:table-cell office:value-type="string">
            <text:p>NEW</text:p>
          </table:table-cell>
          <table:table-cell office:value-type="string">
            <text:p>p. 308</text:p>
          </table:table-cell>
          <table:table-cell table:number-columns-repeated="252"/>
        </table:table-row>
        <table:table-row table:style-name="ro4">
          <table:table-cell office:value-type="string">
            <text:p>Tspi_PcrComposite_SetPcrLocality</text:p>
          </table:table-cell>
          <table:table-cell/>
          <table:table-cell office:value-type="string">
            <text:p>NEW</text:p>
          </table:table-cell>
          <table:table-cell office:value-type="string">
            <text:p>p. 305</text:p>
          </table:table-cell>
          <table:table-cell table:number-columns-repeated="252"/>
        </table:table-row>
        <table:table-row table:style-name="ro1">
          <table:table-cell table:style-name="ce10" office:value-type="string">
            <text:p>Tspi_PcrComposite_SetPcrValu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Policy_AssignToObjec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Policy_FlushSecre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7" office:value-type="string">
            <text:p>Tspi_Policy_SetSecret</text:p>
          </table:table-cell>
          <table:table-cell table:style-name="ce7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SetAttribData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SetAttribUint32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ActivateIdentity</text:p>
          </table:table-cell>
          <table:table-cell/>
          <table:table-cell office:value-type="string">
            <text:p>NEED</text:p>
          </table:table-cell>
          <table:table-cell office:value-type="string">
            <text:p>p. 245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Tspi_TPM_AuthorizeMigrationTicket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CertifySelfTes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CheckMaintenancePub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ClearOwner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CMKApproveMA</text:p>
          </table:table-cell>
          <table:table-cell/>
          <table:table-cell office:value-type="string">
            <text:p>NEW</text:p>
          </table:table-cell>
          <table:table-cell office:value-type="string">
            <text:p>p. 337</text:p>
          </table:table-cell>
          <table:table-cell table:number-columns-repeated="252"/>
        </table:table-row>
        <table:table-row table:style-name="ro4">
          <table:table-cell office:value-type="string">
            <text:p>Tspi_TPM_CMKCreateTicket</text:p>
          </table:table-cell>
          <table:table-cell/>
          <table:table-cell office:value-type="string">
            <text:p>NEW</text:p>
          </table:table-cell>
          <table:table-cell office:value-type="string">
            <text:p>p. 338</text:p>
          </table:table-cell>
          <table:table-cell table:number-columns-repeated="252"/>
        </table:table-row>
        <table:table-row table:style-name="ro4">
          <table:table-cell office:value-type="string">
            <text:p>Tspi_TPM_CMKSetRestrictions</text:p>
          </table:table-cell>
          <table:table-cell/>
          <table:table-cell office:value-type="string">
            <text:p>NEW</text:p>
          </table:table-cell>
          <table:table-cell office:value-type="string">
            <text:p>p. 336</text:p>
          </table:table-cell>
          <table:table-cell table:number-columns-repeated="252"/>
        </table:table-row>
        <table:table-row table:style-name="ro4">
          <table:table-cell office:value-type="string">
            <text:p>Tspi_TPM_CollateIdentityRequest</text:p>
          </table:table-cell>
          <table:table-cell/>
          <table:table-cell office:value-type="string">
            <text:p>NEED</text:p>
          </table:table-cell>
          <table:table-cell office:value-type="string">
            <text:p>p. 243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1">
          <table:table-cell table:style-name="ce10" office:value-type="string">
            <text:p>Tspi_TPM_CreateEndorsement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CreateMaintenanceArchiv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CreateRevocableEndorsementKey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247</text:p>
          </table:table-cell>
          <table:table-cell table:number-columns-repeated="252"/>
        </table:table-row>
        <table:table-row table:style-name="ro4">
          <table:table-cell office:value-type="string">
            <text:p>Tspi_TPM_DAA_*</text:p>
          </table:table-cell>
          <table:table-cell/>
          <table:table-cell office:value-type="string">
            <text:p>NEW</text:p>
          </table:table-cell>
          <table:table-cell office:value-type="string">
            <text:p>p. 423-465</text:p>
          </table:table-cell>
          <table:table-cell office:value-type="string">
            <text:p>Twelve new APIs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TPM_Delegate_AddFamily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94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CacheOwnerDelegation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99</text:p>
          </table:table-cell>
          <table:table-cell table:number-columns-repeated="252"/>
        </table:table-row>
        <table:table-row table:style-name="ro4">
          <table:table-cell office:value-type="string">
            <text:p>Tspi_TPM_Delegate_CreateDelegation</text:p>
          </table:table-cell>
          <table:table-cell/>
          <table:table-cell office:value-type="string">
            <text:p>NEW</text:p>
          </table:table-cell>
          <table:table-cell office:value-type="string">
            <text:p>p. 397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Delegate_GetFamily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395</text:p>
          </table:table-cell>
          <table:table-cell table:number-columns-repeated="252"/>
        </table:table-row>
        <table:table-row table:style-name="ro4">
          <table:table-cell office:value-type="string">
            <text:p>Tspi_TPM_Delegate_InvalidateFamily</text:p>
          </table:table-cell>
          <table:table-cell/>
          <table:table-cell office:value-type="string">
            <text:p>NEW</text:p>
          </table:table-cell>
          <table:table-cell office:value-type="string">
            <text:p>p. 396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ReadTables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403</text:p>
          </table:table-cell>
          <table:table-cell table:number-columns-repeated="252"/>
        </table:table-row>
        <table:table-row table:style-name="ro4">
          <table:table-cell office:value-type="string">
            <text:p>Tspi_TPM_Delegate_UpdateVerificationCount</text:p>
          </table:table-cell>
          <table:table-cell/>
          <table:table-cell office:value-type="string">
            <text:p>NEW</text:p>
          </table:table-cell>
          <table:table-cell office:value-type="string">
            <text:p>p. 401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VerifyDelegation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402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spi_TPM_DirRea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DirWrite</text:p>
          </table:table-cell>
          <table:table-cell table:style-name="ce10"/>
          <table:table-cell office:value-type="string">
            <text:p>UNCH</text:p>
          </table:table-cell>
          <table:table-cell office:value-type="string">
            <text:p>Deprecated</text:p>
          </table:table-cell>
          <table:table-cell table:number-columns-repeated="252"/>
        </table:table-row>
        <table:table-row table:style-name="ro4">
          <table:table-cell office:value-type="string">
            <text:p>Tspi_TPM_GetAuditDigest</text:p>
          </table:table-cell>
          <table:table-cell/>
          <table:table-cell office:value-type="string">
            <text:p>NEW</text:p>
          </table:table-cell>
          <table:table-cell office:value-type="string">
            <text:p>p. 467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GetCapability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Tons of new flags &amp; properties; p. 266</text:p>
          </table:table-cell>
          <table:table-cell table:number-columns-repeated="252"/>
        </table:table-row>
        <table:table-row table:style-name="ro4">
          <table:table-cell office:value-type="string">
            <text:p>Tspi_TPM_GetCapabilitySigned</text:p>
          </table:table-cell>
          <table:table-cell/>
          <table:table-cell office:value-type="string">
            <text:p>NEED</text:p>
          </table:table-cell>
          <table:table-cell office:value-type="string">
            <text:p>p. 274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spi_TPM_GetEvent</text:p>
          </table:table-cell>
          <table:table-cell table:style-name="ce3"/>
          <table:table-cell office:value-type="string">
            <text:p>UNCH/OLD?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TPM_GetEventLog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TPM_GetEvents</text:p>
          </table:table-cell>
          <table:table-cell table:style-name="ce3"/>
          <table:table-cell office:value-type="string">
            <text:p>UNCH/OLD?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GetPubEndorsement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GetRandom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5">
          <table:table-cell table:style-name="ce10" office:value-type="string">
            <text:p>Tspi_TPM_GetStatus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New flags</text:p>
          </table:table-cell>
          <table:table-cell office:value-type="string">
            <text:p>TSS_TPMSTATUS_OWNERSETDISABLE, TSS_TPMSTATUS_PHYSICALDISABLE,TSS_TPMSTATUS_POSTINITIALISE, TSS_TPMSTATUS_TPMPOST, TSS_TPMSTATUS_TPMPOSTLOCK, TSS_TPMSTATUS_DISABLEPUBSRKREAD, TSS_TPMSTATUS_OPERATOR_INSTALLED, TSS_TPMSTATUS_FIPS, TSS_TPMSTATUS_ENABLE_REVOKEEK, TSS_TPMSTATUS_NV_LOCK, TSS_TPMSTATUS_TPM_ESTABLISHED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Tspi_TPM_GetTestResults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KeyControlOwner</text:p>
          </table:table-cell>
          <table:table-cell table:style-name="ce10"/>
          <table:table-cell office:value-type="string">
            <text:p>NEW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KillMaintenanceFeatur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LoadMaintenancePub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TPM_PcrExten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Tspi_TPM_PcrRea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PcrReset</text:p>
          </table:table-cell>
          <table:table-cell/>
          <table:table-cell office:value-type="string">
            <text:p>NEW</text:p>
          </table:table-cell>
          <table:table-cell office:value-type="string">
            <text:p>p. 297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spi_TPM_Quote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Quote2</text:p>
          </table:table-cell>
          <table:table-cell/>
          <table:table-cell office:value-type="string">
            <text:p>NEW</text:p>
          </table:table-cell>
          <table:table-cell office:value-type="string">
            <text:p>p. 303</text:p>
          </table:table-cell>
          <table:table-cell table:number-columns-repeated="252"/>
        </table:table-row>
        <table:table-row table:style-name="ro4">
          <table:table-cell office:value-type="string">
            <text:p>Tspi_TPM_ReadCurrentCounter</text:p>
          </table:table-cell>
          <table:table-cell/>
          <table:table-cell office:value-type="string">
            <text:p>NEW</text:p>
          </table:table-cell>
          <table:table-cell office:value-type="string">
            <text:p>p. 372</text:p>
          </table:table-cell>
          <table:table-cell table:number-columns-repeated="252"/>
        </table:table-row>
        <table:table-row table:style-name="ro4">
          <table:table-cell office:value-type="string">
            <text:p>Tspi_TPM_ReadCurrentTicks</text:p>
          </table:table-cell>
          <table:table-cell/>
          <table:table-cell office:value-type="string">
            <text:p>NEW</text:p>
          </table:table-cell>
          <table:table-cell office:value-type="string">
            <text:p>p. 373</text:p>
          </table:table-cell>
          <table:table-cell table:number-columns-repeated="252"/>
        </table:table-row>
        <table:table-row table:style-name="ro4">
          <table:table-cell office:value-type="string">
            <text:p>Tspi_TPM_ReturnPlatformClass</text:p>
          </table:table-cell>
          <table:table-cell/>
          <table:table-cell office:value-type="string">
            <text:p>NEW</text:p>
          </table:table-cell>
          <table:table-cell office:value-type="string">
            <text:p>p. 491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RevokeEndorsementKey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249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spi_TPM_SelfTestFull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SetOperatorAuth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258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4">
          <table:table-cell office:value-type="string">
            <text:p>Tspi_TPM_SetOrdinalAuditStatus</text:p>
          </table:table-cell>
          <table:table-cell/>
          <table:table-cell office:value-type="string">
            <text:p>NEW</text:p>
          </table:table-cell>
          <table:table-cell office:value-type="string">
            <text:p>p. 470</text:p>
          </table:table-cell>
          <table:table-cell table:number-columns-repeated="252"/>
        </table:table-row>
        <table:table-row table:style-name="ro7">
          <table:table-cell table:style-name="ce10" office:value-type="string">
            <text:p>Tspi_TPM_SetStatus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New flags</text:p>
          </table:table-cell>
          <table:table-cell office:value-type="string">
            <text:p>TSS_TPMSTATUS_DISABLEPUBSRKREAD, TSS_TPMSTATUS_ALLOWMAINTENANCE, TSS_TPMSTATUS_DISABLED, TSS_TPMSTATUS_DEACTIVATED</text:p>
          </table:table-cell>
          <table:table-cell table:number-columns-repeated="251"/>
        </table:table-row>
        <table:table-row table:style-name="ro1">
          <table:table-cell table:style-name="ce10" office:value-type="string">
            <text:p>Tspi_TPM_StirRandom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Tspi_TPM_TakeOwnership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cb_*</text:p>
          </table:table-cell>
          <table:table-cell table:style-name="ce3"/>
          <table:table-cell office:value-type="string">
            <text:p>NEED</text:p>
          </table:table-cell>
          <table:table-cell office:value-type="string">
            <text:p>Not currently tested but should be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2.A2:Sheet2.T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Nimbus Roman No9 L" svg:font-family="'Nimbus Roman No9 L'"/>
    <style:font-face style:name="Luxi Sans3" svg:font-family="'Luxi Sans'" style:font-family-generic="script"/>
    <style:font-face style:name="Luxi Sans2" svg:font-family="'Luxi Sans'" style:font-family-generic="swiss"/>
    <style:font-face style:name="Luxi Sans4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4" style:language-asian="none" style:country-asian="none" style:font-name-complex="Luxi Sans4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Luxi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page-layout style:name="pm4">
      <style:page-layout-properties style:num-format="1" style:print-orientation="portrait" fo:margin-top="0.0984in" fo:margin-bottom="0.098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0">08/10/2006</text:date>, <text:time>22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4-08-13T07:29:43</meta:creation-date>
    <dc:date>2006-08-10T22:49:16</dc:date>
    <meta:print-date>2004-08-13T11:08:47</meta:print-date>
    <dc:language>en-US</dc:language>
    <meta:editing-cycles>4</meta:editing-cycles>
    <meta:editing-duration>PT1H54M58S</meta:editing-duration>
    <meta:user-defined meta:name="Info 1"/>
    <meta:user-defined meta:name="Info 2"/>
    <meta:user-defined meta:name="Info 3"/>
    <meta:user-defined meta:name="Info 4"/>
    <meta:document-statistic meta:table-count="3" meta:cell-count="1281"/>
  </office:meta>
</office:document-meta>
</file>